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930a" officeooo:paragraph-rsid="001b930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930a" officeooo:paragraph-rsid="001b930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b930a" officeooo:paragraph-rsid="001b930a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1f4f07" officeooo:paragraph-rsid="001f4f07"/>
    </style:style>
    <style:style style:name="T1" style:family="text">
      <style:text-properties officeooo:rsid="001cd1f4"/>
    </style:style>
    <style:style style:name="T2" style:family="text">
      <style:text-properties officeooo:rsid="001d7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Computação</text:p>
      <text:p text:style-name="P1">André Oliveira de Sousa – 11325684</text:p>
      <text:p text:style-name="P4">Professora: Liliane dos Santos Machado</text:p>
      <text:p text:style-name="P1"/>
      <text:p text:style-name="P1"/>
      <text:p text:style-name="P1"/>
      <text:p text:style-name="P1"/>
      <text:p text:style-name="P2">Introdução à Computação Gráfica</text:p>
      <text:p text:style-name="P2"/>
      <text:p text:style-name="P3"><text:tab/>A computação sempre trouxe avanços em muitas áreas devido à necessidade cada vez maior de tecnologias para diferentes fins, sejam avanços em termos de processamento, automatização de máquinas, <text:span text:style-name="T1">etc.</text:span></text:p>
      <text:p text:style-name="P3"><text:tab/><text:span text:style-name="T1">O quesito gráfico e de interação com o usuário não foi diferente. Utilizar esta tecnologia para fins militares também motivou o surgimento da computação gráfica. Havia uma necessidade, inclusive militar, de se transformar informações textuais em visuais para uma melhor assimilação. Houve uma evolução nos disposiivos de saída visual, e isso possibilitou uma evolução na área da computação gráfica. Passamos a ter gráficos em tempo real em um terminal ao invés de informações textuais, <text:s/>uma visualização de dados numéricos, uma espécie do que hoje é o microscópio, e passamos a ter também monitoramento aéreo. Passamos a ter interação, onde uma caneta era utilizada para apontar selecionar e desenhar na tela de um equipamento eletrônico. Tudo isso entre outras coisas mostram as necessidades existentes e soluções encontradas, fazendo com que a computação gráfica continuasse o seu desenvolvimento.</text:span></text:p>
      <text:p text:style-name="P3"><text:tab/><text:span text:style-name="T2">Muito se foi feito e desenvolvido na computação gráfica ao longo dos anos, porém as necessidades não cessam, apenas mudam. Hoje se busca cada vez mais realismos em jogos e interação cada vez maior com o usuário através de smartphones, videogames e computadores pessoais. O cinema também, nem se fala, em busca de avanços cada vez maiores para trazer para o público um realismo jamais visto, com definições cada vez melhores, visualizações em 3D. Essa indústria não pára, pois sempre há algo a melhorar, seja para se ter uma definição e nitidez de imagem maior, sem ter que comprometer o dispositivo com processamento inviável, seja trazer <text:s/>o máximo possível a sensação de você estar no cenário onde um filme se passa. Exemplos não faltam, e a computação gráfica continua sendo utilizada desde atividades com fins militares, até entretenimento e público ger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8:57:18.508278140</meta:creation-date>
    <dc:date>2020-03-29T19:39:45.389640466</dc:date>
    <meta:editing-duration>PT17S</meta:editing-duration>
    <meta:editing-cycles>1</meta:editing-cycles>
    <meta:document-statistic meta:table-count="0" meta:image-count="0" meta:object-count="0" meta:page-count="1" meta:paragraph-count="7" meta:word-count="323" meta:character-count="2085" meta:non-whitespace-character-count="1763"/>
    <meta:generator>LibreOffice/6.0.7.3$Linux_x86 LibreOffice_project/00m0$Build-3</meta:generator>
  </office:meta>
</office:document-meta>
</file>